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18d2" officeooo:paragraph-rsid="000618d2"/>
    </style:style>
    <style:style style:name="P2" style:family="paragraph" style:parent-style-name="Standard">
      <style:text-properties officeooo:rsid="000679da" officeooo:paragraph-rsid="000679da"/>
    </style:style>
    <style:style style:name="P3" style:family="paragraph" style:parent-style-name="Standard">
      <style:text-properties officeooo:rsid="0007d5fd" officeooo:paragraph-rsid="0007d5fd"/>
    </style:style>
    <style:style style:name="T1" style:family="text">
      <style:text-properties officeooo:rsid="000672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ager class – <text:span text:style-name="T1">the inputting values</text:span></text:p>
      <text:p text:style-name="P1"/>
      <text:p text:style-name="P1"/>
      <text:p text:style-name="P2">Should i concat the function calls as with age or should it be like name ?</text:p>
      <text:p text:style-name="P2"/>
      <text:p text:style-name="P3">Can the nurse be logged in and cannot perform any actions out of shifts / the nurse cannot be logged in without shift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4T10:29:50.233247126</meta:creation-date>
    <meta:generator>LibreOffice/6.4.7.2$Linux_X86_64 LibreOffice_project/40$Build-2</meta:generator>
    <dc:date>2021-05-15T12:53:21.315084227</dc:date>
    <meta:editing-duration>PT2M57S</meta:editing-duration>
    <meta:editing-cycles>4</meta:editing-cycles>
    <meta:document-statistic meta:table-count="0" meta:image-count="0" meta:object-count="0" meta:page-count="1" meta:paragraph-count="3" meta:word-count="44" meta:character-count="229" meta:non-whitespace-character-count="187"/>
  </office:meta>
</office:document-meta>
</file>